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Documentazione Python</text:p>
      <text:p text:style-name="Standard"/>
      <text:p text:style-name="Standard">Il progetto di python è composto<text:s/>da due parti: l'estrazione dell'id della nazione e l'estrazione dei tweets.</text:p>
      <text:p text:style-name="Standard"/>
      <text:p text:style-name="Standard">-La parte di estrazione dell'id della nazione si occupa<text:s/>di estrarre attraverso una richiesta API di twitter gli id relativi alle nazioni europee analizzate in seguito e il salvataggio di essi all'interno del database.</text:p>
      <text:p text:style-name="Standard"/>
      <text:p text:style-name="Standard">-La parte di estrazione dei tweets si occupa di estrarre per ogni stato e nel giorno corrente, attraverso un'ulteriore richiesta API , <text:s/>i tweets al cui interno viene citato un linguaggio di programmazione che abbiamo deciso di analizzare. <text:s/>In seguito questi tweets vengono salvati sul database.<text:s/>E’ stato implementato<text:s/>il salvataggio su database dei log relativi ad errori durante l'esecuzione dello script o del corretto funzionamento del tutto.<text:s/>Lo script viene avviato giornalmente<text:s/>tramite<text:s/>cr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trick Giolo</dc:creator>
    <meta:creation-date>2015-06-04T23:21:00Z</meta:creation-date>
    <dc:date>2015-06-05T06:47:00Z</dc:date>
    <meta:template xlink:href="Normal" xlink:type="simple"/>
    <meta:editing-cycles>5</meta:editing-cycles>
    <meta:editing-duration>PT240S</meta:editing-duration>
    <meta:document-statistic meta:page-count="1" meta:paragraph-count="1" meta:word-count="126" meta:character-count="847" meta:row-count="6" meta:non-whitespace-character-count="722"/>
  </office:meta>
</office:document-meta>
</file>